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b159"/>
    </style:style>
    <style:style style:name="P2" style:family="paragraph" style:parent-style-name="Standard">
      <style:text-properties officeooo:rsid="000bb159" officeooo:paragraph-rsid="000bb159"/>
    </style:style>
    <style:style style:name="P3" style:family="paragraph" style:parent-style-name="Standard">
      <style:text-properties officeooo:rsid="000bb159" officeooo:paragraph-rsid="000bfa1c"/>
    </style:style>
    <style:style style:name="P4" style:family="paragraph" style:parent-style-name="Standard">
      <style:text-properties officeooo:rsid="000bfa1c" officeooo:paragraph-rsid="000bfa1c"/>
    </style:style>
    <style:style style:name="P5" style:family="paragraph" style:parent-style-name="Standard">
      <style:text-properties officeooo:rsid="000bfa1c" officeooo:paragraph-rsid="000d67ea"/>
    </style:style>
    <style:style style:name="P6" style:family="paragraph" style:parent-style-name="Standard">
      <style:text-properties officeooo:rsid="000f63d0" officeooo:paragraph-rsid="000f63d0"/>
    </style:style>
    <style:style style:name="P7" style:family="paragraph" style:parent-style-name="Standard">
      <style:text-properties officeooo:rsid="000d67ea" officeooo:paragraph-rsid="000d67ea"/>
    </style:style>
    <style:style style:name="T1" style:family="text">
      <style:text-properties officeooo:rsid="000bb159"/>
    </style:style>
    <style:style style:name="T2" style:family="text">
      <style:text-properties officeooo:rsid="000bfa1c"/>
    </style:style>
    <style:style style:name="T3" style:family="text">
      <style:text-properties officeooo:rsid="000d67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p:</text:p>
      <text:p text:style-name="Standard">Khai báo: </text:p>
      <text:p text:style-name="Standard"/>
      <text:p text:style-name="P1">studentNameAgeMap :<text:span text:style-name="T1">= map[string]int {</text:span></text:p>
      <text:p text:style-name="P2"><text:tab/><text:tab/>“Lam”: 32,</text:p>
      <text:p text:style-name="P1"><text:tab/><text:tab/>“Tom”: 35,</text:p>
      <text:p text:style-name="P1"><text:tab/><text:tab/>“Mike”: 40,</text:p>
      <text:p text:style-name="P2">} // kq trả ngược: Mike:40, ……</text:p>
      <text:p text:style-name="P2"/>
      <text:p text:style-name="P2">Kiểu dữ liệu của key không được dùng slice</text:p>
      <text:p text:style-name="P2"><text:tab/></text:p>
      <text:p text:style-name="P2">Lấy value: studentNameAgeMap[“Lam”] //ra 32</text:p>
      <text:p text:style-name="P2"><text:tab/><text:tab/></text:p>
      <text:p text:style-name="P2">THêm 1 cặp dữ liệu: studentNameAgeMap[“Tram”] = 20</text:p>
      <text:p text:style-name="P2"/>
      <text:p text:style-name="P2">Sửa value: <text:s/>studentNameAgeMap[“Lam”] = 50</text:p>
      <text:p text:style-name="P2"/>
      <text:p text:style-name="P2"/>
      <text:p text:style-name="P2">Xóa 1 cặp dữ liệu: delete(studentNameAgeMap, “Mike”) // Khi truy xuất sẽ ra số 0</text:p>
      <text:p text:style-name="P2"/>
      <text:p text:style-name="P2">Ktra xem Mike đã xóa chưa: <text:s/>_ , isExist := studentNameAgeMao[“Mike”] // false</text:p>
      <text:p text:style-name="P2"/>
      <text:p text:style-name="P2">Lấy ra số lượng cặp dữ liệu: len(studentNameAgeMap)</text:p>
      <text:p text:style-name="P2"/>
      <text:p text:style-name="P3">truy xuất vào vùng nhớ map để coppy: coppyMap :<text:span text:style-name="T2">= studentNameAgeMap // thay đổi coppyMap thì studentNameAgeMap cũng thay đổi</text:span></text:p>
      <text:p text:style-name="P3"/>
      <text:p text:style-name="P3">Struct: Khai báo 1 kiểu dữ liệu ko phải kiểu dữ liệu gốc VD: Student, Employee</text:p>
      <text:p text:style-name="P3"/>
      <text:p text:style-name="P3"><text:tab/>Khai báo: </text:p>
      <text:p text:style-name="P3"/>
      <text:p text:style-name="P3">VD: C1.type Student struct <text:span text:style-name="T2">{</text:span></text:p>
      <text:p text:style-name="P3"><text:tab/><text:tab/>number int</text:p>
      <text:p text:style-name="P3"><text:tab/><text:tab/>name<text:tab/>string</text:p>
      <text:p text:style-name="P3"><text:tab/><text:tab/>isMale bool</text:p>
      <text:p text:style-name="P3"><text:tab/><text:tab/>subjects <text:span text:style-name="T2">[]string</text:span></text:p>
      <text:p text:style-name="P3"/>
      <text:p text:style-name="P3">func main(<text:span text:style-name="T2">)</text:span> <text:span text:style-name="T2">{</text:span></text:p>
      <text:p text:style-name="P3"><text:tab/>studentYuh :<text:span text:style-name="T2">= Student {</text:span></text:p>
      <text:p text:style-name="P3"><text:tab/><text:tab/>number: 3,</text:p>
      <text:p text:style-name="P3"><text:tab/><text:tab/>name: <text:s/>“Lam”</text:p>
      <text:p text:style-name="P3"><text:tab/><text:tab/>isMale: true,</text:p>
      <text:p text:style-name="P3"><text:tab/><text:tab/>subject: <text:s/><text:span text:style-name="T2">[]String {</text:span></text:p>
      <text:p text:style-name="P3"><text:tab/><text:tab/><text:tab/><text:tab/><text:tab/>“math”</text:p>
      <text:p text:style-name="P3"><text:tab/><text:tab/><text:tab/><text:tab/><text:tab/>“computer”</text:p>
      <text:p text:style-name="P3"><text:tab/><text:tab/><text:tab/><text:tab/><text:tab/></text:p>
      <text:p text:style-name="P4"><text:tab/><text:tab/><text:tab/><text:tab/><text:tab/><text:tab/>}</text:p>
      <text:p text:style-name="P4"><text:tab/><text:tab/><text:tab/><text:tab/>}</text:p>
      <text:p text:style-name="P3"/>
      <text:p text:style-name="P3"/>
      <text:p text:style-name="P3"><text:tab/>Hoặc:</text:p>
      <text:p text:style-name="P3"/>
      <text:p text:style-name="P3"><text:soft-page-break/><text:tab/>studentYuh :<text:span text:style-name="T2">= Student {}</text:span></text:p>
      <text:p text:style-name="P3"><text:tab/>studentYah.number <text:span text:style-name="T2">= 19</text:span></text:p>
      <text:p text:style-name="P4">\…..</text:p>
      <text:p text:style-name="P4"/>
      <text:p text:style-name="P5"><text:tab/>C2. StudentYUh :<text:span text:style-name="T3">= struct {name String}{name: “Yuh”}</text:span></text:p>
      <text:p text:style-name="P5"/>
      <text:p text:style-name="P7"><text:s/><text:tab/><text:tab/>copyStu := studentYuh // <text:s/>thay đổi copy không thay đổi Yuh</text:p>
      <text:p text:style-name="P5"><text:tab/><text:tab/>copyStu :<text:span text:style-name="T3">= &amp;studentYuh // thay đổi copy thay đổi Yuh, giống vs array</text:span></text:p>
      <text:p text:style-name="P5"><text:tab/></text:p>
      <text:p text:style-name="P4">}</text:p>
      <text:p text:style-name="P4"/>
      <text:p text:style-name="P4"/>
      <text:p text:style-name="P4">Khai báo struct trong struct:</text:p>
      <text:p text:style-name="P4"/>
      <text:p text:style-name="P4">VD:</text:p>
      <text:p text:style-name="P6"><text:tab/>type People struct {</text:p>
      <text:p text:style-name="P6"><text:tab/><text:tab/>name string</text:p>
      <text:p text:style-name="P6"><text:tab/><text:tab/>age int</text:p>
      <text:p text:style-name="P6"><text:tab/><text:tab/></text:p>
      <text:p text:style-name="P6">}</text:p>
      <text:p text:style-name="P6"><text:tab/>type Student struct {</text:p>
      <text:p text:style-name="P6"><text:tab/><text:tab/>People</text:p>
      <text:p text:style-name="P6"><text:tab/><text:tab/>Number int `Maxumum cant over 100` đây là 1 path</text:p>
      <text:p text:style-name="P6">}</text:p>
      <text:p text:style-name="P6">import “”reflect</text:p>
      <text:p text:style-name="P6">func main {</text:p>
      <text:p text:style-name="P6"><text:tab/><text:tab/>studentYuh := Student{}</text:p>
      <text:p text:style-name="P6"><text:tab/><text:tab/>studentYuh.age = 10 //Lúc này age kế thừa bởi People</text:p>
      <text:p text:style-name="P6"><text:tab/><text:tab/>t := reflect.TypeOf(studentYuh)</text:p>
      <text:p text:style-name="P6"><text:tab/><text:tab/>field, _ := t.FieldByName(“Number”) // khai báo ra dòng `Maxxim ….`</text:p>
      <text:p text:style-name="P6"><text:tab/><text:tab/></text:p>
      <text:p text:style-name="P6"/>
      <text:p text:style-name="P6"/>
      <text:p text:style-name="P6"/>
      <text:p text:style-name="P6">}</text:p>
      <text:p text:style-name="P4"/>
      <text:p text:style-name="P4"/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00:41:26.184082320</meta:creation-date>
    <dc:date>2021-09-04T20:45:47.129535040</dc:date>
    <meta:editing-duration>PT1H7M4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63" meta:word-count="259" meta:character-count="1558" meta:non-whitespace-character-count="1265"/>
  </office:meta>
</office:document-meta>
</file>